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209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1.7811in" fo:break-before="auto" style:use-optimal-row-height="true"/>
    </style:style>
    <style:style style:name="ro3" style:family="table-row">
      <style:table-row-properties style:row-height="1.5835in" fo:break-before="auto" style:use-optimal-row-height="true"/>
    </style:style>
    <style:style style:name="ro4" style:family="table-row">
      <style:table-row-properties style:row-height="0.3957in" fo:break-before="auto" style:use-optimal-row-height="true"/>
    </style:style>
    <style:style style:name="ro5" style:family="table-row">
      <style:table-row-properties style:row-height="0.198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1.1874in" fo:break-before="auto" style:use-optimal-row-height="true"/>
    </style:style>
    <style:style style:name="ro8" style:family="table-row">
      <style:table-row-properties style:row-height="0.1929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fo:wrap-option="wrap" fo:border="0.06pt solid #000000" style:vertical-align="automatic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Liberation Serif" style:font-name-asian="Liberation Serif" style:font-name-complex="Liberation Serif"/>
      <style:map style:condition="cell-content()=0" style:apply-style-name="cf8" style:base-cell-address="UNetLab.C3"/>
      <style:map style:condition="cell-content()=1" style:apply-style-name="cf9" style:base-cell-address="UNetLab.C3"/>
    </style:style>
    <style:style style:name="ce5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UNetLab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UNetLab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Zariadenie </text:p>
          </table:table-cell>
          <table:table-cell table:style-name="ce2" office:value-type="string" calcext:value-type="string">
            <text:p>Spôsob virtualizácie </text:p>
          </table:table-cell>
          <table:table-cell table:style-name="ce2" office:value-type="string" calcext:value-type="string">
            <text:p>Bare-metal (Ubuntu 14.04 x64 + UNetLab)</text:p>
          </table:table-cell>
          <table:table-cell table:style-name="ce2" office:value-type="string" calcext:value-type="string">
            <text:p>VirtualBox (predvytvorená aj vlastná inštalácia s Ubuntu 14.04 x64 + UNetLab)</text:p>
          </table:table-cell>
          <table:table-cell table:style-name="ce2" office:value-type="string" calcext:value-type="string">
            <text:p>LXC (Ubuntu 14.04 x64 + UNetLab)</text:p>
          </table:table-cell>
          <table:table-cell table:style-name="ce2" office:value-type="string" calcext:value-type="string">
            <text:p>OpenStack (Ubuntu 14.04 x64 + UNetLab)</text:p>
          </table:table-cell>
          <table:table-cell table:style-name="ce2" office:value-type="string" calcext:value-type="string">
            <text:p>KVM (Ubuntu 14.04 x64 + UNetLab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isco IOL </text:p>
          </table:table-cell>
          <table:table-cell table:style-name="ce2" office:value-type="string" calcext:value-type="string">
            <text:p>IOU/IOL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</text:p>
            <text:p>(ale spúšťané z príkazu v unl_wapper.txt logu iba ako sudo / root cez terminál, nie cez gui.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7206 VXR </text:p>
          </table:table-cell>
          <table:table-cell table:style-name="ce2" office:value-type="string" calcext:value-type="string">
            <text:p>dynamips 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Cisco 1710</text:p>
          </table:table-cell>
          <table:table-cell table:style-name="ce2" office:value-type="string" calcext:value-type="string">
            <text:p>dynamips 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CSR 1000v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ASAv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vIOS L2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Juniper vMX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Juniper vSRX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Juniper Olive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Mikrotik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Linux host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Windows host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string" calcext:value-type="string">
            <text:p>0</text:p>
            <text:p>(zamrzne pri bootovaní)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VPCS</text:p>
          </table:table-cell>
          <table:table-cell table:style-name="ce2" office:value-type="string" calcext:value-type="string">
            <text:p>-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5" office:value-type="string" calcext:value-type="string">
            <text:p><text:a xlink:href="http://158.193.152.42/" xlink:type="simple">http://158.193.152.42/#</text:a></text:p>
          </table:table-cell>
          <table:table-cell table:style-name="ce5" office:value-type="string" calcext:value-type="string">
            <text:p><text:a xlink:href="mailto:ssh%20ubuntu@158.193.153.173%20-i%20ubuntu.pam" xlink:type="simple">ssh ubuntu@158.193.153.173 -i ubuntu.pam</text:a>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3">
          <table:table-cell/>
          <table:table-cell table:style-name="ce3" table:number-columns-repeated="8"/>
          <table:table-cell table:number-columns-repeated="1015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UNetLab.C3:UNetLab.G15">
            <calcext:condition calcext:apply-style-name="cf8" calcext:value="=0" calcext:base-cell-address="UNetLab.C3"/>
            <calcext:condition calcext:apply-style-name="cf9" calcext:value="=1" calcext:base-cell-address="UNetLab.C3"/>
          </calcext:conditional-format>
        </calcext:conditional-formats>
      </table:table>
      <table:table table:name="EVE-ng" table:style-name="ta2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number-columns-repeated="1018" table:default-cell-style-name="ce6"/>
        <table:table-row table:style-name="ro9">
          <table:table-cell office:value-type="string" calcext:value-type="string">
            <text:p>EVE-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Zariadenie </text:p>
          </table:table-cell>
          <table:table-cell office:value-type="string" calcext:value-type="string">
            <text:p>Spôsob virtualizácie </text:p>
          </table:table-cell>
          <table:table-cell office:value-type="string" calcext:value-type="string">
            <text:p>Bare-metal</text:p>
          </table:table-cell>
          <table:table-cell office:value-type="string" calcext:value-type="string">
            <text:p>VMware Player (EVE iso)</text:p>
          </table:table-cell>
          <table:table-cell office:value-type="string" calcext:value-type="string">
            <text:p>LXC (Ubuntu 16.04 x64 + VMware + EVE iso)</text:p>
          </table:table-cell>
          <table:table-cell office:value-type="string" calcext:value-type="string">
            <text:p>LXC (Ubuntu 16.04 x64 + KVM + EVE iso)</text:p>
          </table:table-cell>
          <table:table-cell office:value-type="string" calcext:value-type="string">
            <text:p>LXC (EVE iso) - pozri unix stackexchange</text:p>
          </table:table-cell>
          <table:table-cell office:value-type="string" calcext:value-type="string">
            <text:p>OpenStack (EVE iso)</text:p>
          </table:table-cell>
          <table:table-cell office:value-type="string" calcext:value-type="string">
            <text:p>OpenStack (Ubuntu 16.04 x64 + KVM + EVE iso)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sco IOL </text:p>
          </table:table-cell>
          <table:table-cell office:value-type="string" calcext:value-type="string">
            <text:p>IOU/IOL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sco 7206 VXR </text:p>
          </table:table-cell>
          <table:table-cell office:value-type="string" calcext:value-type="string">
            <text:p>dynamip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sco 1710</text:p>
          </table:table-cell>
          <table:table-cell office:value-type="string" calcext:value-type="string">
            <text:p>dynamip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sco CSR 1000v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sco ASAv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sco vIOS L2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Juniper vMX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Juniper vSRX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Juniper Olive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Mikrotik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Linux host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Windows host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estované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VPC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string" calcext:value-type="string">
            <text:p>nešla sieťovka</text:p>
          </table:table-cell>
          <table:table-cell office:value-type="string" calcext:value-type="string">
            <text:p>EVE ide možno preto tak dobre vo <text:s/>Vmware-i, lebo je na ňom primárne testovaný</text:p>
          </table:table-cell>
          <table:table-cell table:style-name="ce5" office:value-type="string" calcext:value-type="string">
            <text:p><text:a xlink:href="mailto:ssh%20ubuntu@158.193.152.45" xlink:type="simple">ssh ubuntu@158.193.152.45</text:a>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Nepodarilo sa mi spustiť importovanú EVE virtuálku z učiteľského PC v kontajnerovom Ubuntu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Možnosti:</text:p>
          </table:table-cell>
          <table:table-cell office:value-type="string" calcext:value-type="string">
            <text:p>1) Prídem na to, ako v LXC kontajneri spustiť grafické prostredi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2) Rozbehnem EVE v KVM pod LXC</text:p>
          </table:table-cell>
          <table:table-cell table:number-columns-repeated="1022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99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2" style:family="table-cell" style:parent-style-name="Default" style:data-style-name="N0">
      <style:table-cell-properties fo:background-color="#ccff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3" style:family="table-cell" style:parent-style-name="Default" style:data-style-name="N0">
      <style:table-cell-properties fo:background-color="#ff9999"/>
      <style:text-properties style:font-name="Calibri" fo:font-family="Calibri" style:font-name-asian="Calibri" style:font-family-asian="Calibri" style:font-name-complex="Calibri" style:font-family-complex="Calibri"/>
    </style:style>
    <style:style style:name="cf4" style:family="table-cell" style:parent-style-name="Default" style:data-style-name="N0">
      <style:table-cell-properties fo:background-color="#ccff99"/>
      <style:text-properties style:font-name="Calibri" fo:font-family="Calibri" style:font-name-asian="Calibri" style:font-family-asian="Calibri" style:font-name-complex="Calibri" style:font-family-complex="Calibri"/>
    </style:style>
    <style:style style:name="cf5" style:family="table-cell" style:parent-style-name="Default" style:data-style-name="N0">
      <style:table-cell-properties fo:background-color="#ffcc00"/>
      <style:text-properties style:font-name="Calibri" fo:font-family="Calibri" style:font-name-asian="Calibri" style:font-family-asian="Calibri" style:font-name-complex="Calibri" style:font-family-complex="Calibri"/>
    </style:style>
    <style:style style:name="cf6" style:family="table-cell" style:parent-style-name="Default" style:data-style-name="N0">
      <style:table-cell-properties fo:background-color="#ff9999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cf7" style:family="table-cell" style:parent-style-name="Default" style:data-style-name="N0">
      <style:table-cell-properties fo:background-color="#ccff99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Untitled1" style:family="table-cell" style:parent-style-name="Default" style:data-style-name="N0">
      <style:table-cell-properties fo:background-color="#ff99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Untitled2" style:family="table-cell" style:parent-style-name="Default" style:data-style-name="N0">
      <style:table-cell-properties fo:background-color="#ccff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Untitled3" style:family="table-cell" style:parent-style-name="Default" style:data-style-name="N0">
      <style:table-cell-properties fo:background-color="#ffff66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Untitled4" style:family="table-cell" style:parent-style-name="Default" style:data-style-name="N0">
      <style:table-cell-properties fo:background-color="#ffcc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8" style:family="table-cell" style:parent-style-name="Default">
      <style:table-cell-properties fo:background-color="#ff9999"/>
      <style:text-properties fo:color="#000000"/>
    </style:style>
    <style:style style:name="cf9" style:family="table-cell" style:parent-style-name="Default">
      <style:table-cell-properties fo:background-color="#cc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dc:description/>
    <dc:subject/>
    <meta:initial-creator/>
    <meta:creation-date>2017-03-09T18:35:17Z</meta:creation-date>
    <dc:date>2017-05-17T16:39:23.752337987</dc:date>
    <meta:editing-cycles>7</meta:editing-cycles>
    <meta:editing-duration>PT2M13S</meta:editing-duration>
    <meta:document-statistic meta:table-count="2" meta:cell-count="235" meta:object-count="0"/>
  </office:meta>
</office:document-meta>
</file>